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baa6" officeooo:paragraph-rsid="0018baa6"/>
    </style:style>
    <style:style style:name="P2" style:family="paragraph" style:parent-style-name="Standard">
      <style:text-properties officeooo:paragraph-rsid="0018baa6"/>
    </style:style>
    <style:style style:name="P3" style:family="paragraph" style:parent-style-name="Standard">
      <style:text-properties officeooo:rsid="001a50e8" officeooo:paragraph-rsid="001a50e8"/>
    </style:style>
    <style:style style:name="P4" style:family="paragraph" style:parent-style-name="Standard">
      <style:text-properties officeooo:rsid="001ab974" officeooo:paragraph-rsid="001ab974"/>
    </style:style>
    <style:style style:name="P5" style:family="paragraph" style:parent-style-name="Standard">
      <style:text-properties officeooo:paragraph-rsid="001ab974"/>
    </style:style>
    <style:style style:name="P6" style:family="paragraph" style:parent-style-name="Standard">
      <style:text-properties officeooo:rsid="001dc7de" officeooo:paragraph-rsid="001dc7de"/>
    </style:style>
    <style:style style:name="T1" style:family="text">
      <style:text-properties officeooo:rsid="0018baa6"/>
    </style:style>
    <style:style style:name="T2" style:family="text">
      <style:text-properties officeooo:rsid="001a50e8"/>
    </style:style>
    <style:style style:name="T3" style:family="text">
      <style:text-properties officeooo:rsid="001ab974"/>
    </style:style>
    <style:style style:name="T4" style:family="text">
      <style:text-properties officeooo:rsid="001db3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Η main method του 2ου παραδοταιου βρισκεται στο πακετο com.omada.pithia και ειναι η κλασση DeuteroParadotaio.</text:span></text:p>
      <text:p text:style-name="P2"/>
      <text:p text:style-name="P3">Για να τρεξετε την εφαρμογη με γραφικο περιβαλλον,τρεξτε την main method της κλασσης Pithia,η οποια βρισκεται στο πακετο com.omada.pithia.ui.view.</text:p>
      <text:p text:style-name="P3"/>
      <text:p text:style-name="P4">Προσοχη!Καθε φορα που εκτελειται το προγραμμα,αυτο δημιουργει τυχαιο αριθμο φοιτητων,τους προσθετει με τυχαιο τροπο σε εργαστηρια και θεωριες.Οι κωδικοι των φοιτητων βρισκονται στο αρχειο foitites.txt,το οποιο δημιουργειται καθε φορα που τρεχεται την κλασση <text:s/><text:span text:style-name="T2">Pithia.</text:span>Οι κωδικοι των φοιτητων ισχυουν οσο ειναι ανοιχτη η εφαρμογη.Αυτο σημαινει,αν θελετε να μπειτε ως καθηγητης και να δοκιμασετε την δυνατοτητα προσθηκη<text:span text:style-name="T4">ς</text:span> φοιτητων στο εργαστηριο,για να μπειτε μετα ως φοιτητ<text:span text:style-name="T4">η</text:span>ς και να δειτε αν οντως προστεθηκε το εργαστηριο στα μαθηματα του,δεν πρεπει να κλεισετε την εφαρμογη αλλα πρεπει να κανετε Logout και να μπειτε με τον κωδικο του φοιτητη.<text:span text:style-name="T4">Αν κλεισετε την εφαρμογη και την τρεξετε ξανα,δημιουργουνται καινουριοι κωδικοι φοιτητων και οι προηγουμενοι χανονται.Το ιδιο ισχυει για οποιαδηποτε αλλαγη κανετε.</text:span></text:p>
      <text:p text:style-name="P4"/>
      <text:p text:style-name="P4">Επισης,το προγραμμα δημιουργει μαθηματα και καθηγητες.Οι κωδικοι καθηγητων ειναι αποθηκευμενη στο αρχειο kathigites.txt,το οποιο δημιουργειται καθε φορα που τρεχεται την εφαρμογη.</text:p>
      <text:p text:style-name="P1"/>
      <text:p text:style-name="P5"><text:span text:style-name="T3">Για να μπειτε ως διαχειριστης,χρεισιμοποιειστε το ονομα χρηστη ADMIN1234567 <text:s/>και κωδικο <text:s/>ADMIN1234567 .</text:span></text:p>
      <text:p text:style-name="P5"/>
      <text:p text:style-name="P6">Για να δοκιμαστε οποιοδηποτε User Story,θα πρεπει να μπειτε με τον αντιστοιχο λογαριασμο.Για δυνατοτητες που προσφερονται σε καθηγητες ως καθηγητης,για φοιτητες ως φοιτητης κ.ο.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19:48:51.220923205</meta:creation-date>
    <dc:date>2019-12-20T20:03:26.151918144</dc:date>
    <meta:editing-duration>PT14M41S</meta:editing-duration>
    <meta:editing-cycles>6</meta:editing-cycles>
    <meta:generator>LibreOffice/6.0.7.3$Linux_X86_64 LibreOffice_project/00m0$Build-3</meta:generator>
    <meta:document-statistic meta:table-count="0" meta:image-count="0" meta:object-count="0" meta:page-count="1" meta:paragraph-count="6" meta:word-count="204" meta:character-count="1520" meta:non-whitespace-character-count="1319"/>
  </office:meta>
</office:document-meta>
</file>